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,2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,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,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.9" calcext:value-type="float">
            <text:p>8,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,7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7.4" calcext:value-type="float">
            <text:p>17,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.5" calcext:value-type="float">
            <text:p>20,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,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.8" calcext:value-type="float">
            <text:p>34,8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9.2" calcext:value-type="float">
            <text:p>49,2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60.6" calcext:value-type="float">
            <text:p>60,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3.1" calcext:value-type="float">
            <text:p>63,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4.9" calcext:value-type="float">
            <text:p>64,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65.7" calcext:value-type="float">
            <text:p>65,7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,2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24.7" calcext:value-type="float">
            <text:p>124,7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410.3" calcext:value-type="float">
            <text:p>410,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95.8" calcext:value-type="float">
            <text:p>195,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03.3" calcext:value-type="float">
            <text:p>203,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1.5" calcext:value-type="float">
            <text:p>201,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09.8" calcext:value-type="float">
            <text:p>209,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78.4" calcext:value-type="float">
            <text:p>278,4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353.7" calcext:value-type="float">
            <text:p>353,7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1065.7" calcext:value-type="float">
            <text:p>1065,7</text:p>
          </table:table-cell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float" office:value="3002.2" calcext:value-type="float">
            <text:p>300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20:08:15.305055392</meta:creation-date>
    <dc:date>2015-11-19T20:11:24.913376102</dc:date>
    <meta:editing-duration>PT3M9S</meta:editing-duration>
    <meta:editing-cycles>1</meta:editing-cycles>
    <meta:document-statistic meta:table-count="1" meta:cell-count="65" meta:object-count="0"/>
    <meta:generator>LibreOffice/4.4.5.2$Linux_X86_64 LibreOffice_project/40$Build-2</meta:generator>
    <meta:user-defined meta:name=""/>
  </office:meta>
</office:document-meta>
</file>